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Table3" style:family="table">
      <style:table-properties style:width="17.992cm" fo:margin-left="0cm" fo:margin-top="0cm" fo:margin-bottom="0cm" table:align="left"/>
    </style:style>
    <style:style style:name="Table3.A" style:family="table-column">
      <style:table-column-properties style:column-width="3.784cm"/>
    </style:style>
    <style:style style:name="Table3.B" style:family="table-column">
      <style:table-column-properties style:column-width="14.20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7" style:family="table-row">
      <style:table-row-properties style:min-row-height="0.847cm" fo:keep-together="auto"/>
    </style:style>
    <style:style style:name="Table4" style:family="table">
      <style:table-properties style:width="17.992cm" fo:margin-left="0cm" fo:margin-top="0cm" fo:margin-bottom="0cm" table:align="left"/>
    </style:style>
    <style:style style:name="Table4.A" style:family="table-column">
      <style:table-column-properties style:column-width="3.784cm"/>
    </style:style>
    <style:style style:name="Table4.B" style:family="table-column">
      <style:table-column-properties style:column-width="14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7" style:family="table-row">
      <style:table-row-properties style:min-row-height="0.847cm" fo:keep-together="auto"/>
    </style:style>
    <style:style style:name="Table5" style:family="table">
      <style:table-properties style:width="17.992cm" fo:margin-left="0cm" fo:margin-top="0cm" fo:margin-bottom="0cm" table:align="left"/>
    </style:style>
    <style:style style:name="Table5.A" style:family="table-column">
      <style:table-column-properties style:column-width="3.784cm"/>
    </style:style>
    <style:style style:name="Table5.B" style:family="table-column">
      <style:table-column-properties style:column-width="14.20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7" style:family="table-row">
      <style:table-row-properties style:min-row-height="0.847cm" fo:keep-together="auto"/>
    </style:style>
    <style:style style:name="Table6" style:family="table">
      <style:table-properties style:width="17.992cm" fo:margin-left="0cm" fo:margin-top="0cm" fo:margin-bottom="0cm" table:align="left"/>
    </style:style>
    <style:style style:name="Table6.A" style:family="table-column">
      <style:table-column-properties style:column-width="3.784cm"/>
    </style:style>
    <style:style style:name="Table6.B" style:family="table-column">
      <style:table-column-properties style:column-width="14.20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6.7" style:family="table-row">
      <style:table-row-properties style:min-row-height="0.847cm" fo:keep-together="auto"/>
    </style:style>
    <style:style style:name="Table7" style:family="table">
      <style:table-properties style:width="17.992cm" fo:margin-left="0cm" fo:margin-top="0cm" fo:margin-bottom="0cm" table:align="left"/>
    </style:style>
    <style:style style:name="Table7.A" style:family="table-column">
      <style:table-column-properties style:column-width="3.784cm"/>
    </style:style>
    <style:style style:name="Table7.B" style:family="table-column">
      <style:table-column-properties style:column-width="14.20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7.7" style:family="table-row">
      <style:table-row-properties style:min-row-height="0.847cm" fo:keep-together="auto"/>
    </style:style>
    <style:style style:name="Table8" style:family="table">
      <style:table-properties style:width="17.992cm" fo:margin-left="0cm" fo:margin-top="0cm" fo:margin-bottom="0cm" table:align="left"/>
    </style:style>
    <style:style style:name="Table8.A" style:family="table-column">
      <style:table-column-properties style:column-width="3.784cm"/>
    </style:style>
    <style:style style:name="Table8.B" style:family="table-column">
      <style:table-column-properties style:column-width="14.208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7" style:family="table-row">
      <style:table-row-properties style:min-row-height="0.847cm" fo:keep-together="auto"/>
    </style:style>
    <style:style style:name="Table9" style:family="table">
      <style:table-properties style:width="17.992cm" fo:margin-left="0cm" fo:margin-top="0cm" fo:margin-bottom="0cm" table:align="left"/>
    </style:style>
    <style:style style:name="Table9.A" style:family="table-column">
      <style:table-column-properties style:column-width="3.784cm"/>
    </style:style>
    <style:style style:name="Table9.B" style:family="table-column">
      <style:table-column-properties style:column-width="14.20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9.7" style:family="table-row">
      <style:table-row-properties style:min-row-height="0.847cm" fo:keep-together="auto"/>
    </style:style>
    <style:style style:name="Table10" style:family="table">
      <style:table-properties style:width="17.992cm" fo:margin-left="0cm" fo:margin-top="0cm" fo:margin-bottom="0cm" table:align="left"/>
    </style:style>
    <style:style style:name="Table10.A" style:family="table-column">
      <style:table-column-properties style:column-width="3.784cm"/>
    </style:style>
    <style:style style:name="Table10.B" style:family="table-column">
      <style:table-column-properties style:column-width="14.208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0.7" style:family="table-row">
      <style:table-row-properties style:min-row-height="0.847cm" fo:keep-together="auto"/>
    </style:style>
    <style:style style:name="Table11" style:family="table">
      <style:table-properties style:width="17.992cm" fo:margin-left="0cm" fo:margin-top="0cm" fo:margin-bottom="0cm" table:align="left"/>
    </style:style>
    <style:style style:name="Table11.A" style:family="table-column">
      <style:table-column-properties style:column-width="3.784cm"/>
    </style:style>
    <style:style style:name="Table11.B" style:family="table-column">
      <style:table-column-properties style:column-width="14.20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1.7" style:family="table-row">
      <style:table-row-properties style:min-row-height="0.847cm" fo:keep-together="auto"/>
    </style:style>
    <style:style style:name="Table12" style:family="table">
      <style:table-properties style:width="17.992cm" fo:margin-left="0cm" fo:margin-top="0cm" fo:margin-bottom="0cm" table:align="left"/>
    </style:style>
    <style:style style:name="Table12.A" style:family="table-column">
      <style:table-column-properties style:column-width="3.784cm"/>
    </style:style>
    <style:style style:name="Table12.B" style:family="table-column">
      <style:table-column-properties style:column-width="14.208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2.7" style:family="table-row">
      <style:table-row-properties style:min-row-height="0.847cm" fo:keep-together="auto"/>
    </style:style>
    <style:style style:name="Table13" style:family="table">
      <style:table-properties style:width="17.992cm" fo:margin-left="0cm" fo:margin-top="0cm" fo:margin-bottom="0cm" table:align="left"/>
    </style:style>
    <style:style style:name="Table13.A" style:family="table-column">
      <style:table-column-properties style:column-width="3.784cm"/>
    </style:style>
    <style:style style:name="Table13.B" style:family="table-column">
      <style:table-column-properties style:column-width="14.208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3.7" style:family="table-row">
      <style:table-row-properties style:min-row-height="0.847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  <style:text-properties officeooo:paragraph-rsid="0047996a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47996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rsid="0047996a" officeooo:paragraph-rsid="0047996a"/>
    </style:style>
    <style:style style:name="P8" style:family="paragraph" style:parent-style-name="UnrelatedHeading" style:master-page-name="First_20_Page">
      <style:paragraph-properties style:page-number="1"/>
    </style:style>
    <style:style style:name="P9" style:family="paragraph" style:parent-style-name="TableName">
      <style:paragraph-properties fo:text-align="justify" style:justify-single-word="false"/>
      <style:text-properties officeooo:paragraph-rsid="0047996a"/>
    </style:style>
    <style:style style:name="P10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11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12" style:family="paragraph">
      <loext:graphic-properties draw:fill="none"/>
      <style:paragraph-properties fo:text-align="start" style:writing-mode="lr-tb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officeooo:rsid="03b77a67"/>
    </style:style>
    <style:style style:name="T2" style:family="text">
      <style:text-properties officeooo:rsid="03bb3448"/>
    </style:style>
    <style:style style:name="T3" style:family="text">
      <style:text-properties style:use-window-font-color="true" loext:opacity="0%" fo:font-size="18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-start text:name="__RefHeading___Toc2758_3526728952"/>Додаток <text:span text:style-name="T2">Е</text:span><text:bookmark-end text:name="__RefHeading___Toc2758_3526728952"/></text:h>
      <text:p text:style-name="Standard"/>
      <text:p text:style-name="P7">ПРИКЛАДИ ВИКОРИСТАННЯ ФАЙЛОВОЇ СИСТЕМИ</text:p>
      <text:p text:style-name="P7"/>
      <text:list xml:id="list3947269766" text:style-name="List_20_5">
        <text:list-item>
          <text:p text:style-name="P9">Варіант використання UC-01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Use Case ID</text:p>
          </table:table-cell>
          <table:table-cell table:style-name="Table3.A1" office:value-type="string">
            <text:p text:style-name="P5">UC-01</text:p>
          </table:table-cell>
        </table:table-row>
        <table:table-row table:style-name="Table3.1">
          <table:table-cell table:style-name="Table3.A1" office:value-type="string">
            <text:p text:style-name="P5">Use Case Name</text:p>
          </table:table-cell>
          <table:table-cell table:style-name="Table3.A1" office:value-type="string">
            <text:p text:style-name="P5">Отримання файлових атрибутів (getattr)</text:p>
          </table:table-cell>
        </table:table-row>
        <table:table-row table:style-name="Table3.1">
          <table:table-cell table:style-name="Table3.A1" office:value-type="string">
            <text:p text:style-name="P5">Goals</text:p>
          </table:table-cell>
          <table:table-cell table:style-name="Table3.A1" office:value-type="string">
            <text:p text:style-name="P5">Отримати інформацію про атрибути файлу</text:p>
          </table:table-cell>
        </table:table-row>
        <table:table-row table:style-name="Table3.1">
          <table:table-cell table:style-name="Table3.A1" office:value-type="string">
            <text:p text:style-name="P5">Actors</text:p>
          </table:table-cell>
          <table:table-cell table:style-name="Table3.A1" office:value-type="string">
            <text:p text:style-name="P5">Користувач в системі</text:p>
          </table:table-cell>
        </table:table-row>
        <table:table-row table:style-name="Table3.1">
          <table:table-cell table:style-name="Table3.A1" office:value-type="string">
            <text:p text:style-name="P5">Trigger</text:p>
          </table:table-cell>
          <table:table-cell table:style-name="Table3.A1" office:value-type="string">
            <text:p text:style-name="P5">Користувач бажає отримати інформацію про файл</text:p>
          </table:table-cell>
        </table:table-row>
        <table:table-row table:style-name="Table3.1">
          <table:table-cell table:style-name="Table3.A1" office:value-type="string">
            <text:p text:style-name="P5">Pre-conditions</text:p>
          </table:table-cell>
          <table:table-cell table:style-name="Table3.A1" office:value-type="string">
            <text:p text:style-name="P5">Користувач має доступ до системи та файлів</text:p>
          </table:table-cell>
        </table:table-row>
        <table:table-row table:style-name="Table3.7">
          <table:table-cell table:style-name="Table3.A1" table:number-rows-spanned="4" office:value-type="string">
            <text:p text:style-name="P5">Flow of Events</text:p>
          </table:table-cell>
          <table:table-cell table:style-name="Table3.A1" table:number-rows-spanned="4" office:value-type="string">
            <text:p text:style-name="P5">1. Користувач викликає команду для отримання атрибутів файлу.</text:p>
            <text:p text:style-name="P5">2. Система передає запит на обробку віртуальній файловій системі на основі FUSE.</text:p>
            <text:p text:style-name="P5">3. Віртуальна файлова система виконує операцію getattr та повертає інформацію про атрибути файлу.</text:p>
            <text:p text:style-name="P5">4. Система повертає отримані атрибути користувачеві.</text:p>
          </table:table-cell>
        </table:table-row>
        <table:table-row table:style-name="Table3.7">
          <table:covered-table-cell table:style-name="Table3.A1"/>
          <table:covered-table-cell table:style-name="Table3.A1"/>
        </table:table-row>
        <table:table-row table:style-name="Table3.7">
          <table:covered-table-cell table:style-name="Table3.A1"/>
          <table:covered-table-cell table:style-name="Table3.A1"/>
        </table:table-row>
        <table:table-row table:style-name="Table3.7">
          <table:covered-table-cell table:style-name="Table3.A1"/>
          <table:covered-table-cell table:style-name="Table3.A1"/>
        </table:table-row>
        <table:table-row table:style-name="Table3.1">
          <table:table-cell table:style-name="Table3.A1" office:value-type="string">
            <text:p text:style-name="P5">Extension</text:p>
          </table:table-cell>
          <table:table-cell table:style-name="Table3.A1" office:value-type="string">
            <text:p text:style-name="P5">У випадку, якщо файл не існує, система повідомляє користувача про помилку.</text:p>
          </table:table-cell>
        </table:table-row>
        <table:table-row table:style-name="Table3.1">
          <table:table-cell table:style-name="Table3.A1" office:value-type="string">
            <text:p text:style-name="P5">Post-Condition</text:p>
          </table:table-cell>
          <table:table-cell table:style-name="Table3.A1" office:value-type="string">
            <text:p text:style-name="P5">Користувач отримує інформацію про атрибути файлу.</text:p>
          </table:table-cell>
        </table:table-row>
      </table:table>
      <text:p text:style-name="P6"/>
      <text:list xml:id="list225740860230539" text:continue-numbering="true" text:style-name="List_20_5">
        <text:list-item>
          <text:p text:style-name="P9">Варіант використання UC-02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Use Case ID</text:p>
          </table:table-cell>
          <table:table-cell table:style-name="Table4.A1" office:value-type="string">
            <text:p text:style-name="P5">UC-02</text:p>
          </table:table-cell>
        </table:table-row>
        <table:table-row table:style-name="Table4.1">
          <table:table-cell table:style-name="Table4.A1" office:value-type="string">
            <text:p text:style-name="P5">Use Case Name</text:p>
          </table:table-cell>
          <table:table-cell table:style-name="Table4.A1" office:value-type="string">
            <text:p text:style-name="P5">Зчитування посилань (readlink)</text:p>
          </table:table-cell>
        </table:table-row>
        <table:table-row table:style-name="Table4.1">
          <table:table-cell table:style-name="Table4.A1" office:value-type="string">
            <text:p text:style-name="P5">Goals</text:p>
          </table:table-cell>
          <table:table-cell table:style-name="Table4.A1" office:value-type="string">
            <text:p text:style-name="P5">Отримати цільовий об'єкт (шлях або файлину)</text:p>
          </table:table-cell>
        </table:table-row>
        <table:table-row table:style-name="Table4.1">
          <table:table-cell table:style-name="Table4.A1" office:value-type="string">
            <text:p text:style-name="P5">Actors</text:p>
          </table:table-cell>
          <table:table-cell table:style-name="Table4.A1" office:value-type="string">
            <text:p text:style-name="P5">Користувач в системі</text:p>
          </table:table-cell>
        </table:table-row>
        <table:table-row table:style-name="Table4.1">
          <table:table-cell table:style-name="Table4.A1" office:value-type="string">
            <text:p text:style-name="P5">Trigger</text:p>
          </table:table-cell>
          <table:table-cell table:style-name="Table4.A1" office:value-type="string">
            <text:p text:style-name="P5">Користувач бажає отримати цільовий об'єкт, на який вказує символьне посилання</text:p>
          </table:table-cell>
        </table:table-row>
        <table:table-row table:style-name="Table4.1">
          <table:table-cell table:style-name="Table4.A1" office:value-type="string">
            <text:p text:style-name="P5">Pre-conditions</text:p>
          </table:table-cell>
          <table:table-cell table:style-name="Table4.A1" office:value-type="string">
            <text:p text:style-name="P5">Користувач має доступ до системи та віртуальної файлової <text:soft-page-break/>системи</text:p>
          </table:table-cell>
        </table:table-row>
        <table:table-row table:style-name="Table4.7">
          <table:table-cell table:style-name="Table4.A1" table:number-rows-spanned="4" office:value-type="string">
            <text:p text:style-name="P5">Flow of Events</text:p>
          </table:table-cell>
          <table:table-cell table:style-name="Table4.A1" table:number-rows-spanned="4" office:value-type="string">
            <text:p text:style-name="P5">1. Користувач викликає команду для зчитування вмісту символьного посилання.</text:p>
            <text:p text:style-name="P5">2. Система передає запит на обробку віртуальній файловій системі на основі FUSE.</text:p>
            <text:p text:style-name="P5">3. Віртуальна файлова система виконує операцію readlink та повертає шлях або ім'я цільового об'єкта.</text:p>
            <text:p text:style-name="P5">4. Система повертає отриманий вміст користувачеві.</text:p>
          </table:table-cell>
        </table:table-row>
        <table:table-row table:style-name="Table4.7">
          <table:covered-table-cell table:style-name="Table4.A1"/>
          <table:covered-table-cell table:style-name="Table4.A1"/>
        </table:table-row>
        <table:table-row table:style-name="Table4.7">
          <table:covered-table-cell table:style-name="Table4.A1"/>
          <table:covered-table-cell table:style-name="Table4.A1"/>
        </table:table-row>
        <table:table-row table:style-name="Table4.7">
          <table:covered-table-cell table:style-name="Table4.A1"/>
          <table:covered-table-cell table:style-name="Table4.A1"/>
        </table:table-row>
        <table:table-row table:style-name="Table4.1">
          <table:table-cell table:style-name="Table4.A1" office:value-type="string">
            <text:p text:style-name="P5">Extension</text:p>
          </table:table-cell>
          <table:table-cell table:style-name="Table4.A1" office:value-type="string">
            <text:p text:style-name="P5">У випадку, якщо символьне посилання не існує, система повідомляє користувача про помилку.</text:p>
          </table:table-cell>
        </table:table-row>
        <table:table-row table:style-name="Table4.1">
          <table:table-cell table:style-name="Table4.A1" office:value-type="string">
            <text:p text:style-name="P5">Post-Condition</text:p>
          </table:table-cell>
          <table:table-cell table:style-name="Table4.A1" office:value-type="string">
            <text:p text:style-name="P5">Користувач отримує інформацію про цільовий об'єкт.</text:p>
          </table:table-cell>
        </table:table-row>
      </table:table>
      <text:p text:style-name="P6"/>
      <text:list xml:id="list225740844185360" text:continue-numbering="true" text:style-name="List_20_5">
        <text:list-item>
          <text:p text:style-name="P9">Варіант використання UC-03</text:p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Use Case ID</text:p>
          </table:table-cell>
          <table:table-cell table:style-name="Table5.A1" office:value-type="string">
            <text:p text:style-name="P5">UC-03</text:p>
          </table:table-cell>
        </table:table-row>
        <table:table-row table:style-name="Table5.1">
          <table:table-cell table:style-name="Table5.A1" office:value-type="string">
            <text:p text:style-name="P5">Use Case Name</text:p>
          </table:table-cell>
          <table:table-cell table:style-name="Table5.A1" office:value-type="string">
            <text:p text:style-name="P5">Створення файла (mknod)</text:p>
          </table:table-cell>
        </table:table-row>
        <table:table-row table:style-name="Table5.1">
          <table:table-cell table:style-name="Table5.A1" office:value-type="string">
            <text:p text:style-name="P5">Goals</text:p>
          </table:table-cell>
          <table:table-cell table:style-name="Table5.A1" office:value-type="string">
            <text:p text:style-name="P5">Створити новий файл у віртуальній файловій системі</text:p>
          </table:table-cell>
        </table:table-row>
        <table:table-row table:style-name="Table5.1">
          <table:table-cell table:style-name="Table5.A1" office:value-type="string">
            <text:p text:style-name="P5">Actors</text:p>
          </table:table-cell>
          <table:table-cell table:style-name="Table5.A1" office:value-type="string">
            <text:p text:style-name="P5">Користувач в системі</text:p>
          </table:table-cell>
        </table:table-row>
        <table:table-row table:style-name="Table5.1">
          <table:table-cell table:style-name="Table5.A1" office:value-type="string">
            <text:p text:style-name="P5">Trigger</text:p>
          </table:table-cell>
          <table:table-cell table:style-name="Table5.A1" office:value-type="string">
            <text:p text:style-name="P5">Користувач бажає створити новий файл</text:p>
          </table:table-cell>
        </table:table-row>
        <table:table-row table:style-name="Table5.1">
          <table:table-cell table:style-name="Table5.A1" office:value-type="string">
            <text:p text:style-name="P5">Pre-conditions</text:p>
          </table:table-cell>
          <table:table-cell table:style-name="Table5.A1" office:value-type="string">
            <text:p text:style-name="P5">Користувач має доступ до системи та віртуальної файлової системи</text:p>
          </table:table-cell>
        </table:table-row>
        <table:table-row table:style-name="Table5.7">
          <table:table-cell table:style-name="Table5.A1" table:number-rows-spanned="4" office:value-type="string">
            <text:p text:style-name="P5">Flow of Events</text:p>
          </table:table-cell>
          <table:table-cell table:style-name="Table5.A1" table:number-rows-spanned="4" office:value-type="string">
            <text:p text:style-name="P5">1. Користувач викликає команду для створення нового файлу.</text:p>
            <text:p text:style-name="P5">2. Система передає запит на обробку віртуальній файловій системі на основі FUSE.</text:p>
            <text:p text:style-name="P5">3. Віртуальна файлова система виконує операцію mknod та створює новий файл.</text:p>
            <text:p text:style-name="P5">4. Система повідомляє користувача про успішне створення файлу.</text:p>
          </table:table-cell>
        </table:table-row>
        <table:table-row table:style-name="Table5.7">
          <table:covered-table-cell table:style-name="Table5.A1"/>
          <table:covered-table-cell table:style-name="Table5.A1"/>
        </table:table-row>
        <table:table-row table:style-name="Table5.7">
          <table:covered-table-cell table:style-name="Table5.A1"/>
          <table:covered-table-cell table:style-name="Table5.A1"/>
        </table:table-row>
        <table:table-row table:style-name="Table5.7">
          <table:covered-table-cell table:style-name="Table5.A1"/>
          <table:covered-table-cell table:style-name="Table5.A1"/>
        </table:table-row>
        <table:table-row table:style-name="Table5.1">
          <table:table-cell table:style-name="Table5.A1" office:value-type="string">
            <text:p text:style-name="P5">Extension</text:p>
          </table:table-cell>
          <table:table-cell table:style-name="Table5.A1" office:value-type="string">
            <text:p text:style-name="P5">У випадку, якщо створення файла неможливе (наприклад, через відсутність прав), система повідомляє користувача про помилку.</text:p>
          </table:table-cell>
        </table:table-row>
        <text:soft-page-break/>
        <table:table-row table:style-name="Table5.1">
          <table:table-cell table:style-name="Table5.A1" office:value-type="string">
            <text:p text:style-name="P5">Post-Condition</text:p>
          </table:table-cell>
          <table:table-cell table:style-name="Table5.A1" office:value-type="string">
            <text:p text:style-name="P5">Користувач отримує підтвердження про створення нового файла.</text:p>
          </table:table-cell>
        </table:table-row>
      </table:table>
      <text:p text:style-name="P6"/>
      <text:list xml:id="list225738896657332" text:continue-numbering="true" text:style-name="List_20_5">
        <text:list-item>
          <text:p text:style-name="P9">Варіант використання UC-04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Use Case ID</text:p>
          </table:table-cell>
          <table:table-cell table:style-name="Table6.A1" office:value-type="string">
            <text:p text:style-name="P5">UC-04</text:p>
          </table:table-cell>
        </table:table-row>
        <table:table-row table:style-name="Table6.1">
          <table:table-cell table:style-name="Table6.A1" office:value-type="string">
            <text:p text:style-name="P5">Use Case Name</text:p>
          </table:table-cell>
          <table:table-cell table:style-name="Table6.A1" office:value-type="string">
            <text:p text:style-name="P5">Створення папки (mkdir)</text:p>
          </table:table-cell>
        </table:table-row>
        <table:table-row table:style-name="Table6.1">
          <table:table-cell table:style-name="Table6.A1" office:value-type="string">
            <text:p text:style-name="P5">Goals</text:p>
          </table:table-cell>
          <table:table-cell table:style-name="Table6.A1" office:value-type="string">
            <text:p text:style-name="P5">Створити нову директорію у віртуальній файловій системі</text:p>
          </table:table-cell>
        </table:table-row>
        <table:table-row table:style-name="Table6.1">
          <table:table-cell table:style-name="Table6.A1" office:value-type="string">
            <text:p text:style-name="P5">Actors</text:p>
          </table:table-cell>
          <table:table-cell table:style-name="Table6.A1" office:value-type="string">
            <text:p text:style-name="P5">Користувач в системі</text:p>
          </table:table-cell>
        </table:table-row>
        <table:table-row table:style-name="Table6.1">
          <table:table-cell table:style-name="Table6.A1" office:value-type="string">
            <text:p text:style-name="P5">Trigger</text:p>
          </table:table-cell>
          <table:table-cell table:style-name="Table6.A1" office:value-type="string">
            <text:p text:style-name="P5">Користувач бажає створити нову директорію</text:p>
          </table:table-cell>
        </table:table-row>
        <table:table-row table:style-name="Table6.1">
          <table:table-cell table:style-name="Table6.A1" office:value-type="string">
            <text:p text:style-name="P5">Pre-conditions</text:p>
          </table:table-cell>
          <table:table-cell table:style-name="Table6.A1" office:value-type="string">
            <text:p text:style-name="P5">Користувач має доступ до системи та віртуальної файлової системи</text:p>
          </table:table-cell>
        </table:table-row>
        <table:table-row table:style-name="Table6.7">
          <table:table-cell table:style-name="Table6.A1" table:number-rows-spanned="4" office:value-type="string">
            <text:p text:style-name="P5">Flow of Events</text:p>
          </table:table-cell>
          <table:table-cell table:style-name="Table6.A1" table:number-rows-spanned="4" office:value-type="string">
            <text:p text:style-name="P5">1. Користувач викликає команду для створення нової директорії.</text:p>
            <text:p text:style-name="P5">2. Система передає запит на обробку віртуальній файловій системі на основі FUSE.</text:p>
            <text:p text:style-name="P5">3. Віртуальна файлова система виконує операцію mkdir та створює нову директорію.</text:p>
            <text:p text:style-name="P5">4. Система повідомляє користувача про успішне створення директорії.</text:p>
          </table:table-cell>
        </table:table-row>
        <table:table-row table:style-name="Table6.7">
          <table:covered-table-cell table:style-name="Table6.A1"/>
          <table:covered-table-cell table:style-name="Table6.A1"/>
        </table:table-row>
        <table:table-row table:style-name="Table6.7">
          <table:covered-table-cell table:style-name="Table6.A1"/>
          <table:covered-table-cell table:style-name="Table6.A1"/>
        </table:table-row>
        <table:table-row table:style-name="Table6.7">
          <table:covered-table-cell table:style-name="Table6.A1"/>
          <table:covered-table-cell table:style-name="Table6.A1"/>
        </table:table-row>
        <table:table-row table:style-name="Table6.1">
          <table:table-cell table:style-name="Table6.A1" office:value-type="string">
            <text:p text:style-name="P5">Extension</text:p>
          </table:table-cell>
          <table:table-cell table:style-name="Table6.A1" office:value-type="string">
            <text:p text:style-name="P5">У випадку, якщо створення директорії неможливе (наприклад, через відсутність прав), система повідомляє користувача про помилку.</text:p>
          </table:table-cell>
        </table:table-row>
        <table:table-row table:style-name="Table6.1">
          <table:table-cell table:style-name="Table6.A1" office:value-type="string">
            <text:p text:style-name="P5">Post-Condition</text:p>
          </table:table-cell>
          <table:table-cell table:style-name="Table6.A1" office:value-type="string">
            <text:p text:style-name="P5">Користувач отримує підтвердження про створення нової директорії.</text:p>
          </table:table-cell>
        </table:table-row>
      </table:table>
      <text:p text:style-name="P6"/>
      <text:list xml:id="list225739473057813" text:continue-numbering="true" text:style-name="List_20_5">
        <text:list-item>
          <text:p text:style-name="P9">Варіант використання UC-05</text:p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Use Case ID</text:p>
          </table:table-cell>
          <table:table-cell table:style-name="Table7.A1" office:value-type="string">
            <text:p text:style-name="P5">UC-05</text:p>
          </table:table-cell>
        </table:table-row>
        <table:table-row table:style-name="Table7.1">
          <table:table-cell table:style-name="Table7.A1" office:value-type="string">
            <text:p text:style-name="P5">Use Case Name</text:p>
          </table:table-cell>
          <table:table-cell table:style-name="Table7.A1" office:value-type="string">
            <text:p text:style-name="P5">Видалення посилань (unlink)</text:p>
          </table:table-cell>
        </table:table-row>
        <table:table-row table:style-name="Table7.1">
          <table:table-cell table:style-name="Table7.A1" office:value-type="string">
            <text:p text:style-name="P5">Goals</text:p>
          </table:table-cell>
          <table:table-cell table:style-name="Table7.A1" office:value-type="string">
            <text:p text:style-name="P5">Видалити посилання на об'єкт у віртуальній файловій системі</text:p>
          </table:table-cell>
        </table:table-row>
        <table:table-row table:style-name="Table7.1">
          <table:table-cell table:style-name="Table7.A1" office:value-type="string">
            <text:p text:style-name="P5">Actors</text:p>
          </table:table-cell>
          <table:table-cell table:style-name="Table7.A1" office:value-type="string">
            <text:p text:style-name="P5">Користувач в системі</text:p>
          </table:table-cell>
        </table:table-row>
        <table:table-row table:style-name="Table7.1">
          <table:table-cell table:style-name="Table7.A1" office:value-type="string">
            <text:p text:style-name="P5">Trigger</text:p>
          </table:table-cell>
          <table:table-cell table:style-name="Table7.A1" office:value-type="string">
            <text:p text:style-name="P5">Користувач бажає видалити посилання</text:p>
          </table:table-cell>
        </table:table-row>
        <text:soft-page-break/>
        <table:table-row table:style-name="Table7.1">
          <table:table-cell table:style-name="Table7.A1" office:value-type="string">
            <text:p text:style-name="P5">Pre-conditions</text:p>
          </table:table-cell>
          <table:table-cell table:style-name="Table7.A1" office:value-type="string">
            <text:p text:style-name="P5">Користувач має доступ до системи та віртуальної файлової системи</text:p>
          </table:table-cell>
        </table:table-row>
        <table:table-row table:style-name="Table7.7">
          <table:table-cell table:style-name="Table7.A1" table:number-rows-spanned="4" office:value-type="string">
            <text:p text:style-name="P5">Flow of Events</text:p>
          </table:table-cell>
          <table:table-cell table:style-name="Table7.A1" table:number-rows-spanned="4" office:value-type="string">
            <text:p text:style-name="P5">1. Користувач викликає команду для видалення посилання.</text:p>
            <text:p text:style-name="P5">2. Система передає запит на обробку віртуальній файловій системі на основі FUSE.</text:p>
            <text:p text:style-name="P5">3. Віртуальна файлова система виконує операцію unlink та видаляє посилання.</text:p>
            <text:p text:style-name="P5">4. Система повідомляє користувача про успішне видалення посилання.</text:p>
          </table:table-cell>
        </table:table-row>
        <table:table-row table:style-name="Table7.7">
          <table:covered-table-cell table:style-name="Table7.A1"/>
          <table:covered-table-cell table:style-name="Table7.A1"/>
        </table:table-row>
        <table:table-row table:style-name="Table7.7">
          <table:covered-table-cell table:style-name="Table7.A1"/>
          <table:covered-table-cell table:style-name="Table7.A1"/>
        </table:table-row>
        <table:table-row table:style-name="Table7.7">
          <table:covered-table-cell table:style-name="Table7.A1"/>
          <table:covered-table-cell table:style-name="Table7.A1"/>
        </table:table-row>
        <table:table-row table:style-name="Table7.1">
          <table:table-cell table:style-name="Table7.A1" office:value-type="string">
            <text:p text:style-name="P5">Extension</text:p>
          </table:table-cell>
          <table:table-cell table:style-name="Table7.A1" office:value-type="string">
            <text:p text:style-name="P5">У випадку, якщо видалення посилання неможливе (наприклад, через відсутність прав), система повідомляє користувача про помилку.</text:p>
          </table:table-cell>
        </table:table-row>
        <table:table-row table:style-name="Table7.1">
          <table:table-cell table:style-name="Table7.A1" office:value-type="string">
            <text:p text:style-name="P5">Post-Condition</text:p>
          </table:table-cell>
          <table:table-cell table:style-name="Table7.A1" office:value-type="string">
            <text:p text:style-name="P5">Користувач отримує підтвердження про видалення посилання.</text:p>
          </table:table-cell>
        </table:table-row>
      </table:table>
      <text:p text:style-name="P6"/>
      <text:list xml:id="list225739055281700" text:continue-numbering="true" text:style-name="List_20_5">
        <text:list-item>
          <text:p text:style-name="P9">Варіант використання UC-06</text:p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Use Case ID</text:p>
          </table:table-cell>
          <table:table-cell table:style-name="Table8.A1" office:value-type="string">
            <text:p text:style-name="P5">UC-06</text:p>
          </table:table-cell>
        </table:table-row>
        <table:table-row table:style-name="Table8.1">
          <table:table-cell table:style-name="Table8.A1" office:value-type="string">
            <text:p text:style-name="P5">Use Case Name</text:p>
          </table:table-cell>
          <table:table-cell table:style-name="Table8.A1" office:value-type="string">
            <text:p text:style-name="P5">Видалення папок, файлів (rmdir)</text:p>
          </table:table-cell>
        </table:table-row>
        <table:table-row table:style-name="Table8.1">
          <table:table-cell table:style-name="Table8.A1" office:value-type="string">
            <text:p text:style-name="P5">Goals</text:p>
          </table:table-cell>
          <table:table-cell table:style-name="Table8.A1" office:value-type="string">
            <text:p text:style-name="P5">Видалити об'єкт (папку, файл) у віртуальній файловій системі</text:p>
          </table:table-cell>
        </table:table-row>
        <table:table-row table:style-name="Table8.1">
          <table:table-cell table:style-name="Table8.A1" office:value-type="string">
            <text:p text:style-name="P5">Actors</text:p>
          </table:table-cell>
          <table:table-cell table:style-name="Table8.A1" office:value-type="string">
            <text:p text:style-name="P5">Користувач в системі</text:p>
          </table:table-cell>
        </table:table-row>
        <table:table-row table:style-name="Table8.1">
          <table:table-cell table:style-name="Table8.A1" office:value-type="string">
            <text:p text:style-name="P5">Trigger</text:p>
          </table:table-cell>
          <table:table-cell table:style-name="Table8.A1" office:value-type="string">
            <text:p text:style-name="P5">Користувач бажає видалити об'єкт</text:p>
          </table:table-cell>
        </table:table-row>
        <table:table-row table:style-name="Table8.1">
          <table:table-cell table:style-name="Table8.A1" office:value-type="string">
            <text:p text:style-name="P5">Pre-conditions</text:p>
          </table:table-cell>
          <table:table-cell table:style-name="Table8.A1" office:value-type="string">
            <text:p text:style-name="P5">Користувач має доступ до системи та віртуальної файлової системи</text:p>
          </table:table-cell>
        </table:table-row>
        <table:table-row table:style-name="Table8.7">
          <table:table-cell table:style-name="Table8.A1" table:number-rows-spanned="4" office:value-type="string">
            <text:p text:style-name="P5">Flow of Events</text:p>
          </table:table-cell>
          <table:table-cell table:style-name="Table8.A1" table:number-rows-spanned="4" office:value-type="string">
            <text:p text:style-name="P5">1. Користувач викликає команду для видалення об'єкта.</text:p>
            <text:p text:style-name="P5">2. Система передає запит на обробку віртуальній файловій системі на основі FUSE.</text:p>
            <text:p text:style-name="P5">3. Віртуальна файлова система виконує операцію rmdir та видаляє об'єкт.</text:p>
            <text:p text:style-name="P5">4. Система повідомляє користувача про успішне видалення об'єкта.</text:p>
          </table:table-cell>
        </table:table-row>
        <table:table-row table:style-name="Table8.7">
          <table:covered-table-cell table:style-name="Table8.A1"/>
          <table:covered-table-cell table:style-name="Table8.A1"/>
        </table:table-row>
        <table:table-row table:style-name="Table8.7">
          <table:covered-table-cell table:style-name="Table8.A1"/>
          <table:covered-table-cell table:style-name="Table8.A1"/>
        </table:table-row>
        <table:table-row table:style-name="Table8.7">
          <table:covered-table-cell table:style-name="Table8.A1"/>
          <table:covered-table-cell table:style-name="Table8.A1"/>
        </table:table-row>
        <text:soft-page-break/>
        <table:table-row table:style-name="Table8.1">
          <table:table-cell table:style-name="Table8.A1" office:value-type="string">
            <text:p text:style-name="P5">Extension</text:p>
          </table:table-cell>
          <table:table-cell table:style-name="Table8.A1" office:value-type="string">
            <text:p text:style-name="P5">У випадку, якщо видалення об'єкта неможливе (наприклад, через відсутність прав), система повідомляє користувача про помилку.</text:p>
          </table:table-cell>
        </table:table-row>
        <table:table-row table:style-name="Table8.1">
          <table:table-cell table:style-name="Table8.A1" office:value-type="string">
            <text:p text:style-name="P5">Post-Condition</text:p>
          </table:table-cell>
          <table:table-cell table:style-name="Table8.A1" office:value-type="string">
            <text:p text:style-name="P5">Користувач отримує підтвердження про видалення об'єкта.</text:p>
          </table:table-cell>
        </table:table-row>
      </table:table>
      <text:p text:style-name="P6"/>
      <text:list xml:id="list225740110574612" text:continue-numbering="true" text:style-name="List_20_5">
        <text:list-item>
          <text:p text:style-name="P9">Варіант використання UC-07</text:p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">Use Case ID</text:p>
          </table:table-cell>
          <table:table-cell table:style-name="Table9.A1" office:value-type="string">
            <text:p text:style-name="P5">UC-07</text:p>
          </table:table-cell>
        </table:table-row>
        <table:table-row table:style-name="Table9.1">
          <table:table-cell table:style-name="Table9.A1" office:value-type="string">
            <text:p text:style-name="P5">Use Case Name</text:p>
          </table:table-cell>
          <table:table-cell table:style-name="Table9.A1" office:value-type="string">
            <text:p text:style-name="P5">Створення soft-посилань (symlink)</text:p>
          </table:table-cell>
        </table:table-row>
        <table:table-row table:style-name="Table9.1">
          <table:table-cell table:style-name="Table9.A1" office:value-type="string">
            <text:p text:style-name="P5">Goals</text:p>
          </table:table-cell>
          <table:table-cell table:style-name="Table9.A1" office:value-type="string">
            <text:p text:style-name="P5">Створити символьне посилання на об'єкт у віртуальній файловій системі</text:p>
          </table:table-cell>
        </table:table-row>
        <table:table-row table:style-name="Table9.1">
          <table:table-cell table:style-name="Table9.A1" office:value-type="string">
            <text:p text:style-name="P5">Actors</text:p>
          </table:table-cell>
          <table:table-cell table:style-name="Table9.A1" office:value-type="string">
            <text:p text:style-name="P5">Користувач в системі</text:p>
          </table:table-cell>
        </table:table-row>
        <table:table-row table:style-name="Table9.1">
          <table:table-cell table:style-name="Table9.A1" office:value-type="string">
            <text:p text:style-name="P5">Trigger</text:p>
          </table:table-cell>
          <table:table-cell table:style-name="Table9.A1" office:value-type="string">
            <text:p text:style-name="P5">Користувач бажає створити символьне посилання</text:p>
          </table:table-cell>
        </table:table-row>
        <table:table-row table:style-name="Table9.1">
          <table:table-cell table:style-name="Table9.A1" office:value-type="string">
            <text:p text:style-name="P5">Pre-conditions</text:p>
          </table:table-cell>
          <table:table-cell table:style-name="Table9.A1" office:value-type="string">
            <text:p text:style-name="P5">Користувач має доступ до системи та віртуальної файлової системи</text:p>
          </table:table-cell>
        </table:table-row>
        <table:table-row table:style-name="Table9.7">
          <table:table-cell table:style-name="Table9.A1" table:number-rows-spanned="4" office:value-type="string">
            <text:p text:style-name="P5">Flow of Events</text:p>
          </table:table-cell>
          <table:table-cell table:style-name="Table9.A1" table:number-rows-spanned="4" office:value-type="string">
            <text:p text:style-name="P5">1. Користувач викликає команду для створення символьного посилання.</text:p>
            <text:p text:style-name="P5">2. Система передає запит на обробку віртуальній файловій системі на основі FUSE.</text:p>
            <text:p text:style-name="P5">3. Віртуальна файлова система виконує операцію symlink та створює символьне посилання.</text:p>
            <text:p text:style-name="P5">4. Система повідомляє користувача про успішне створення символьного посилання.</text:p>
          </table:table-cell>
        </table:table-row>
        <table:table-row table:style-name="Table9.7">
          <table:covered-table-cell table:style-name="Table9.A1"/>
          <table:covered-table-cell table:style-name="Table9.A1"/>
        </table:table-row>
        <table:table-row table:style-name="Table9.7">
          <table:covered-table-cell table:style-name="Table9.A1"/>
          <table:covered-table-cell table:style-name="Table9.A1"/>
        </table:table-row>
        <table:table-row table:style-name="Table9.7">
          <table:covered-table-cell table:style-name="Table9.A1"/>
          <table:covered-table-cell table:style-name="Table9.A1"/>
        </table:table-row>
        <table:table-row table:style-name="Table9.1">
          <table:table-cell table:style-name="Table9.A1" office:value-type="string">
            <text:p text:style-name="P5">Extension</text:p>
          </table:table-cell>
          <table:table-cell table:style-name="Table9.A1" office:value-type="string">
            <text:p text:style-name="P5">У випадку, якщо створення символьного посилання неможливе (наприклад, через відсутність прав), система повідомляє користувача про помилку.</text:p>
          </table:table-cell>
        </table:table-row>
        <table:table-row table:style-name="Table9.1">
          <table:table-cell table:style-name="Table9.A1" office:value-type="string">
            <text:p text:style-name="P5">Post-Condition</text:p>
          </table:table-cell>
          <table:table-cell table:style-name="Table9.A1" office:value-type="string">
            <text:p text:style-name="P5">Користувач отримує підтвердження про створення символьного посилання.</text:p>
          </table:table-cell>
        </table:table-row>
      </table:table>
      <text:list xml:id="list225740077834586" text:continue-numbering="true" text:style-name="List_20_5">
        <text:list-header>
          <text:p text:style-name="P9"/>
        </text:list-header>
        <text:list-item>
          <text:p text:style-name="P9">Варіант використання UC-08</text:p>
        </text:list-item>
      </text:list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">Use Case ID</text:p>
          </table:table-cell>
          <table:table-cell table:style-name="Table10.A1" office:value-type="string">
            <text:p text:style-name="P5">UC-08</text:p>
          </table:table-cell>
        </table:table-row>
        <text:soft-page-break/>
        <table:table-row table:style-name="Table10.1">
          <table:table-cell table:style-name="Table10.A1" office:value-type="string">
            <text:p text:style-name="P5">Use Case Name</text:p>
          </table:table-cell>
          <table:table-cell table:style-name="Table10.A1" office:value-type="string">
            <text:p text:style-name="P5">Зміна дозволів файла (chmod)</text:p>
          </table:table-cell>
        </table:table-row>
        <table:table-row table:style-name="Table10.1">
          <table:table-cell table:style-name="Table10.A1" office:value-type="string">
            <text:p text:style-name="P5">Goals</text:p>
          </table:table-cell>
          <table:table-cell table:style-name="Table10.A1" office:value-type="string">
            <text:p text:style-name="P5">Змінити права доступу до файла віртуальної файлової системи</text:p>
          </table:table-cell>
        </table:table-row>
        <table:table-row table:style-name="Table10.1">
          <table:table-cell table:style-name="Table10.A1" office:value-type="string">
            <text:p text:style-name="P5">Actors</text:p>
          </table:table-cell>
          <table:table-cell table:style-name="Table10.A1" office:value-type="string">
            <text:p text:style-name="P5">Користувач в системі</text:p>
          </table:table-cell>
        </table:table-row>
        <table:table-row table:style-name="Table10.1">
          <table:table-cell table:style-name="Table10.A1" office:value-type="string">
            <text:p text:style-name="P5">Trigger</text:p>
          </table:table-cell>
          <table:table-cell table:style-name="Table10.A1" office:value-type="string">
            <text:p text:style-name="P5">Користувач бажає змінити права доступу до файла</text:p>
          </table:table-cell>
        </table:table-row>
        <table:table-row table:style-name="Table10.1">
          <table:table-cell table:style-name="Table10.A1" office:value-type="string">
            <text:p text:style-name="P5">Pre-conditions</text:p>
          </table:table-cell>
          <table:table-cell table:style-name="Table10.A1" office:value-type="string">
            <text:p text:style-name="P5">Користувач має доступ до системи та віртуальної файлової системи</text:p>
          </table:table-cell>
        </table:table-row>
        <table:table-row table:style-name="Table10.7">
          <table:table-cell table:style-name="Table10.A1" table:number-rows-spanned="4" office:value-type="string">
            <text:p text:style-name="P5">Flow of Events</text:p>
          </table:table-cell>
          <table:table-cell table:style-name="Table10.A1" table:number-rows-spanned="4" office:value-type="string">
            <text:p text:style-name="P5">1. Користувач викликає команду для зміни прав доступу до файла.</text:p>
            <text:p text:style-name="P5">2. Система передає запит на обробку віртуальній файловій системі на основі FUSE.</text:p>
            <text:p text:style-name="P5">3. Віртуальна файлова система виконує операцію chmod та змінює права доступу до файла.</text:p>
            <text:p text:style-name="P5">4. Система повідомляє користувача про успішну зміну прав доступу до файла.</text:p>
          </table:table-cell>
        </table:table-row>
        <table:table-row table:style-name="Table10.7">
          <table:covered-table-cell table:style-name="Table10.A1"/>
          <table:covered-table-cell table:style-name="Table10.A1"/>
        </table:table-row>
        <table:table-row table:style-name="Table10.7">
          <table:covered-table-cell table:style-name="Table10.A1"/>
          <table:covered-table-cell table:style-name="Table10.A1"/>
        </table:table-row>
        <table:table-row table:style-name="Table10.7">
          <table:covered-table-cell table:style-name="Table10.A1"/>
          <table:covered-table-cell table:style-name="Table10.A1"/>
        </table:table-row>
        <table:table-row table:style-name="Table10.1">
          <table:table-cell table:style-name="Table10.A1" office:value-type="string">
            <text:p text:style-name="P5">Extension</text:p>
          </table:table-cell>
          <table:table-cell table:style-name="Table10.A1" office:value-type="string">
            <text:p text:style-name="P5">У випадку, якщо зміна прав доступу неможлива (наприклад, через відсутність прав), система повідомляє користувача про помилку.</text:p>
          </table:table-cell>
        </table:table-row>
        <table:table-row table:style-name="Table10.1">
          <table:table-cell table:style-name="Table10.A1" office:value-type="string">
            <text:p text:style-name="P5">Post-Condition</text:p>
          </table:table-cell>
          <table:table-cell table:style-name="Table10.A1" office:value-type="string">
            <text:p text:style-name="P5">Користувач отримує підтвердження про зміну прав доступу до файла.</text:p>
          </table:table-cell>
        </table:table-row>
      </table:table>
      <text:p text:style-name="P6"/>
      <text:list xml:id="list225740616625741" text:continue-numbering="true" text:style-name="List_20_5">
        <text:list-item>
          <text:p text:style-name="P9">Варіант використання UC-09</text:p>
        </text:list-item>
      </text:list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Use Case ID</text:p>
          </table:table-cell>
          <table:table-cell table:style-name="Table11.A1" office:value-type="string">
            <text:p text:style-name="P5">UC-9</text:p>
          </table:table-cell>
        </table:table-row>
        <table:table-row table:style-name="Table11.1">
          <table:table-cell table:style-name="Table11.A1" office:value-type="string">
            <text:p text:style-name="P5">Use Case Name</text:p>
          </table:table-cell>
          <table:table-cell table:style-name="Table11.A1" office:value-type="string">
            <text:p text:style-name="P5">Зчитування файла (read)</text:p>
          </table:table-cell>
        </table:table-row>
        <table:table-row table:style-name="Table11.1">
          <table:table-cell table:style-name="Table11.A1" office:value-type="string">
            <text:p text:style-name="P5">Goals</text:p>
          </table:table-cell>
          <table:table-cell table:style-name="Table11.A1" office:value-type="string">
            <text:p text:style-name="P5">Отримати вміст файла віртуальної файлової системи</text:p>
          </table:table-cell>
        </table:table-row>
        <table:table-row table:style-name="Table11.1">
          <table:table-cell table:style-name="Table11.A1" office:value-type="string">
            <text:p text:style-name="P5">Actors</text:p>
          </table:table-cell>
          <table:table-cell table:style-name="Table11.A1" office:value-type="string">
            <text:p text:style-name="P5">Користувач в системі</text:p>
          </table:table-cell>
        </table:table-row>
        <table:table-row table:style-name="Table11.1">
          <table:table-cell table:style-name="Table11.A1" office:value-type="string">
            <text:p text:style-name="P5">Trigger</text:p>
          </table:table-cell>
          <table:table-cell table:style-name="Table11.A1" office:value-type="string">
            <text:p text:style-name="P5">Користувач бажає прочитати вміст файла</text:p>
          </table:table-cell>
        </table:table-row>
        <table:table-row table:style-name="Table11.1">
          <table:table-cell table:style-name="Table11.A1" office:value-type="string">
            <text:p text:style-name="P5">Pre-conditions</text:p>
          </table:table-cell>
          <table:table-cell table:style-name="Table11.A1" office:value-type="string">
            <text:p text:style-name="P5">Користувач має доступ до системи та віртуальної файлової системи</text:p>
          </table:table-cell>
        </table:table-row>
        <table:table-row table:style-name="Table11.7">
          <table:table-cell table:style-name="Table11.A1" table:number-rows-spanned="4" office:value-type="string">
            <text:p text:style-name="P5"><text:soft-page-break/>Flow of Events</text:p>
          </table:table-cell>
          <table:table-cell table:style-name="Table11.A1" table:number-rows-spanned="4" office:value-type="string">
            <text:p text:style-name="P5"><text:soft-page-break/>1. Користувач викликає команду для зчитування вмісту файла.</text:p>
            <text:p text:style-name="P5">2. Система передає запит на обробку віртуальній файловій системі на основі FUSE.</text:p>
            <text:p text:style-name="P5">3. Віртуальна файлова система виконує операцію read та повертає вміст файла.</text:p>
            <text:p text:style-name="P5">4. Система повідомляє користувача про отримання вмісту файла.</text:p>
          </table:table-cell>
        </table:table-row>
        <table:table-row table:style-name="Table11.7">
          <table:covered-table-cell table:style-name="Table11.A1"/>
          <table:covered-table-cell table:style-name="Table11.A1"/>
        </table:table-row>
        <table:table-row table:style-name="Table11.7">
          <table:covered-table-cell table:style-name="Table11.A1"/>
          <table:covered-table-cell table:style-name="Table11.A1"/>
        </table:table-row>
        <table:table-row table:style-name="Table11.7">
          <table:covered-table-cell table:style-name="Table11.A1"/>
          <table:covered-table-cell table:style-name="Table11.A1"/>
        </table:table-row>
        <table:table-row table:style-name="Table11.1">
          <table:table-cell table:style-name="Table11.A1" office:value-type="string">
            <text:p text:style-name="P5">Extension</text:p>
          </table:table-cell>
          <table:table-cell table:style-name="Table11.A1" office:value-type="string">
            <text:p text:style-name="P5">У випадку, якщо зчитування файла неможливе (наприклад, через відсутність прав), система повідомляє користувача про помилку.</text:p>
          </table:table-cell>
        </table:table-row>
        <table:table-row table:style-name="Table11.1">
          <table:table-cell table:style-name="Table11.A1" office:value-type="string">
            <text:p text:style-name="P5">Post-Condition</text:p>
          </table:table-cell>
          <table:table-cell table:style-name="Table11.A1" office:value-type="string">
            <text:p text:style-name="P5">Користувач отримує вміст файла.</text:p>
          </table:table-cell>
        </table:table-row>
      </table:table>
      <text:p text:style-name="P6"/>
      <text:list xml:id="list225740936282971" text:continue-numbering="true" text:style-name="List_20_5">
        <text:list-item>
          <text:p text:style-name="P9">Варіант використання UC-10</text:p>
        </text:list-item>
      </text:list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">Use Case ID</text:p>
          </table:table-cell>
          <table:table-cell table:style-name="Table12.A1" office:value-type="string">
            <text:p text:style-name="P5">UC-10</text:p>
          </table:table-cell>
        </table:table-row>
        <table:table-row table:style-name="Table12.1">
          <table:table-cell table:style-name="Table12.A1" office:value-type="string">
            <text:p text:style-name="P5">Use Case Name</text:p>
          </table:table-cell>
          <table:table-cell table:style-name="Table12.A1" office:value-type="string">
            <text:p text:style-name="P5">Редагування файла (write)</text:p>
          </table:table-cell>
        </table:table-row>
        <table:table-row table:style-name="Table12.1">
          <table:table-cell table:style-name="Table12.A1" office:value-type="string">
            <text:p text:style-name="P5">Goals</text:p>
          </table:table-cell>
          <table:table-cell table:style-name="Table12.A1" office:value-type="string">
            <text:p text:style-name="P5">Змінити вміст файла віртуальної файлової системи</text:p>
          </table:table-cell>
        </table:table-row>
        <table:table-row table:style-name="Table12.1">
          <table:table-cell table:style-name="Table12.A1" office:value-type="string">
            <text:p text:style-name="P5">Actors</text:p>
          </table:table-cell>
          <table:table-cell table:style-name="Table12.A1" office:value-type="string">
            <text:p text:style-name="P5">Користувач в системі</text:p>
          </table:table-cell>
        </table:table-row>
        <table:table-row table:style-name="Table12.1">
          <table:table-cell table:style-name="Table12.A1" office:value-type="string">
            <text:p text:style-name="P5">Trigger</text:p>
          </table:table-cell>
          <table:table-cell table:style-name="Table12.A1" office:value-type="string">
            <text:p text:style-name="P5">Користувач бажає змінити вміст файла</text:p>
          </table:table-cell>
        </table:table-row>
        <table:table-row table:style-name="Table12.1">
          <table:table-cell table:style-name="Table12.A1" office:value-type="string">
            <text:p text:style-name="P5">Pre-conditions</text:p>
          </table:table-cell>
          <table:table-cell table:style-name="Table12.A1" office:value-type="string">
            <text:p text:style-name="P5">Користувач має доступ до системи та віртуальної файлової системи</text:p>
          </table:table-cell>
        </table:table-row>
        <table:table-row table:style-name="Table12.7">
          <table:table-cell table:style-name="Table12.A1" table:number-rows-spanned="4" office:value-type="string">
            <text:p text:style-name="P5">Flow of Events</text:p>
          </table:table-cell>
          <table:table-cell table:style-name="Table12.A1" table:number-rows-spanned="4" office:value-type="string">
            <text:p text:style-name="P5">1. Користувач викликає команду для редагування вмісту файла.</text:p>
            <text:p text:style-name="P5">2. Система передає запит на обробку віртуальній файловій системі на основі FUSE.</text:p>
            <text:p text:style-name="P5">3. Віртуальна файлова система виконує операцію write та змінює вміст файла.</text:p>
            <text:p text:style-name="P5">4. Система повідомляє користувача про успішне редагування вмісту файла.</text:p>
          </table:table-cell>
        </table:table-row>
        <table:table-row table:style-name="Table12.7">
          <table:covered-table-cell table:style-name="Table12.A1"/>
          <table:covered-table-cell table:style-name="Table12.A1"/>
        </table:table-row>
        <table:table-row table:style-name="Table12.7">
          <table:covered-table-cell table:style-name="Table12.A1"/>
          <table:covered-table-cell table:style-name="Table12.A1"/>
        </table:table-row>
        <table:table-row table:style-name="Table12.7">
          <table:covered-table-cell table:style-name="Table12.A1"/>
          <table:covered-table-cell table:style-name="Table12.A1"/>
        </table:table-row>
        <table:table-row table:style-name="Table12.1">
          <table:table-cell table:style-name="Table12.A1" office:value-type="string">
            <text:p text:style-name="P5">Extension</text:p>
          </table:table-cell>
          <table:table-cell table:style-name="Table12.A1" office:value-type="string">
            <text:p text:style-name="P5">У випадку, якщо редагування вмісту файла неможливе (наприклад, через відсутність прав), система повідомляє користувача про помилку.</text:p>
          </table:table-cell>
        </table:table-row>
        <table:table-row table:style-name="Table12.1">
          <table:table-cell table:style-name="Table12.A1" office:value-type="string">
            <text:p text:style-name="P5">Post-Condition</text:p>
          </table:table-cell>
          <table:table-cell table:style-name="Table12.A1" office:value-type="string">
            <text:p text:style-name="P5">Користувач отримує підтвердження про зміну вмісту файла.</text:p>
          </table:table-cell>
        </table:table-row>
      </table:table>
      <text:p text:style-name="P6"><text:soft-page-break/></text:p>
      <text:list xml:id="list225739842052448" text:continue-numbering="true" text:style-name="List_20_5">
        <text:list-item>
          <text:p text:style-name="P9">Варіант використання UC-11</text:p>
        </text:list-item>
      </text:list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">Use Case ID</text:p>
          </table:table-cell>
          <table:table-cell table:style-name="Table13.A1" office:value-type="string">
            <text:p text:style-name="P5">UC-11</text:p>
          </table:table-cell>
        </table:table-row>
        <table:table-row table:style-name="Table13.1">
          <table:table-cell table:style-name="Table13.A1" office:value-type="string">
            <text:p text:style-name="P5">Use Case Name</text:p>
          </table:table-cell>
          <table:table-cell table:style-name="Table13.A1" office:value-type="string">
            <text:p text:style-name="P5">Зчитування папки (readdir)</text:p>
          </table:table-cell>
        </table:table-row>
        <table:table-row table:style-name="Table13.1">
          <table:table-cell table:style-name="Table13.A1" office:value-type="string">
            <text:p text:style-name="P5">Goals</text:p>
          </table:table-cell>
          <table:table-cell table:style-name="Table13.A1" office:value-type="string">
            <text:p text:style-name="P5">Отримати перелік об'єктів у вказаній директорії віртуальної файлової системи</text:p>
          </table:table-cell>
        </table:table-row>
        <table:table-row table:style-name="Table13.1">
          <table:table-cell table:style-name="Table13.A1" office:value-type="string">
            <text:p text:style-name="P5">Actors</text:p>
          </table:table-cell>
          <table:table-cell table:style-name="Table13.A1" office:value-type="string">
            <text:p text:style-name="P5">Користувач в системі</text:p>
          </table:table-cell>
        </table:table-row>
        <table:table-row table:style-name="Table13.1">
          <table:table-cell table:style-name="Table13.A1" office:value-type="string">
            <text:p text:style-name="P5">Trigger</text:p>
          </table:table-cell>
          <table:table-cell table:style-name="Table13.A1" office:value-type="string">
            <text:p text:style-name="P5">Користувач бажає переглянути вміст директорії</text:p>
          </table:table-cell>
        </table:table-row>
        <table:table-row table:style-name="Table13.1">
          <table:table-cell table:style-name="Table13.A1" office:value-type="string">
            <text:p text:style-name="P5">Pre-conditions</text:p>
          </table:table-cell>
          <table:table-cell table:style-name="Table13.A1" office:value-type="string">
            <text:p text:style-name="P5">Користувач має доступ до системи та віртуальної файлової системи</text:p>
          </table:table-cell>
        </table:table-row>
        <table:table-row table:style-name="Table13.7">
          <table:table-cell table:style-name="Table13.A1" table:number-rows-spanned="4" office:value-type="string">
            <text:p text:style-name="P5">Flow of Events</text:p>
          </table:table-cell>
          <table:table-cell table:style-name="Table13.A1" table:number-rows-spanned="4" office:value-type="string">
            <text:p text:style-name="P5">1. Користувач викликає команду для зчитування вмісту директорії.</text:p>
            <text:p text:style-name="P5">2. Система передає запит на обробку віртуальній файловій системі на основі FUSE.</text:p>
            <text:p text:style-name="P5">3. Віртуальна файлова система виконує операцію readdir та повертає перелік об'єктів у директорії.</text:p>
            <text:p text:style-name="P5">4. Система повідомляє користувача про отримання переліку об'єктів.</text:p>
          </table:table-cell>
        </table:table-row>
        <table:table-row table:style-name="Table13.7">
          <table:covered-table-cell table:style-name="Table13.A1"/>
          <table:covered-table-cell table:style-name="Table13.A1"/>
        </table:table-row>
        <table:table-row table:style-name="Table13.7">
          <table:covered-table-cell table:style-name="Table13.A1"/>
          <table:covered-table-cell table:style-name="Table13.A1"/>
        </table:table-row>
        <table:table-row table:style-name="Table13.7">
          <table:covered-table-cell table:style-name="Table13.A1"/>
          <table:covered-table-cell table:style-name="Table13.A1"/>
        </table:table-row>
        <table:table-row table:style-name="Table13.1">
          <table:table-cell table:style-name="Table13.A1" office:value-type="string">
            <text:p text:style-name="P5">Extension</text:p>
          </table:table-cell>
          <table:table-cell table:style-name="Table13.A1" office:value-type="string">
            <text:p text:style-name="P5">У випадку, якщо зчитування директорії неможливе (наприклад, через відсутність прав), система повідомляє користувача про помилку.</text:p>
          </table:table-cell>
        </table:table-row>
        <table:table-row table:style-name="Table13.1">
          <table:table-cell table:style-name="Table13.A1" office:value-type="string">
            <text:p text:style-name="P5">Post-Condition</text:p>
          </table:table-cell>
          <table:table-cell table:style-name="Table13.A1" office:value-type="string">
            <text:p text:style-name="P5">Користувач отримує перелік об'єктів у директорії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2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3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3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4" style:class="text" style:master-page-name="">
      <style:paragraph-properties fo:margin-left="1.251cm" fo:margin-right="0cm" fo:margin-top="0cm" fo:margin-bottom="0cm" style:contextual-spacing="false" fo:line-height="150%" fo:keep-together="always" fo:text-indent="0cm" style:auto-text-indent="false" style:page-number="auto" fo:keep-with-next="always"/>
      <style:text-properties fo:color="#000000" loext:opacity="100%" style:font-name="Times New Roman3" fo:font-family="'Times New Roman'" style:font-style-name="Regular" style:font-family-generic="roman" fo:font-style="normal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3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text-transform="uppercase" style:font-name="Times New Roman3" fo:font-family="'Times New Roman'" style:font-style-name="Regular" style:font-family-generic="roman" fo:font-size="14pt" fo:font-weight="bold" style:font-size-asian="16pt" style:font-weight-asian="bold" style:font-size-complex="16pt" style:font-weight-complex="bold"/>
    </style:style>
    <style:style style:name="UnrelatedHeading" style:family="paragraph" style:parent-style-name="normal" style:default-outline-level="1" style:list-style-name="" style:master-page-name="">
      <style:paragraph-properties fo:text-align="center" style:justify-single-word="false" style:page-number="auto"/>
      <style:text-properties fo:text-transform="uppercase" style:font-name="Times New Roman3" fo:font-family="'Times New Roman'" style:font-style-name="Regular" style:font-family-generic="roman" fo:font-weight="bold"/>
    </style:style>
    <style:style style:name="ImageName2" style:family="paragraph" style:parent-style-name="normal" style:list-style-name="List_20_3">
      <style:paragraph-properties fo:text-align="center" style:justify-single-word="false"/>
      <style:text-properties style:font-name="Times New Roman3" fo:font-family="'Times New Roman'" style:font-style-name="Regular" style:font-family-generic="roman"/>
    </style:style>
    <style:style style:name="TableName2" style:family="paragraph" style:parent-style-name="normal" style:default-outline-level="" style:list-style-name="List_20_4" style:list-level="1" style:master-page-name="">
      <style:paragraph-properties fo:margin-left="0cm" fo:margin-right="0cm" fo:line-height="150%" fo:text-indent="0cm" style:auto-text-indent="false" style:page-number="auto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Name3" style:family="paragraph" style:parent-style-name="normal" style:default-outline-level="" style:list-style-name="Numbering_20_ABC">
      <style:paragraph-properties fo:text-align="center" style:justify-single-word="false"/>
      <style:text-properties style:font-name="Times New Roman3" fo:font-family="'Times New Roman'" style:font-style-name="Regular" style:font-family-generic="roman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Name3" style:family="paragraph" style:parent-style-name="normal" style:list-style-name="Numbering_20_IVX" style:master-page-name="">
      <style:paragraph-properties fo:margin-left="0cm" fo:margin-right="0cm" fo:line-height="150%" fo:text-align="justify" style:justify-single-word="false" fo:text-indent="0cm" style:auto-text-indent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Рисунок 3.%1%" style:num-prefix="Рисунок 3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Таблиця 3.%1%" style:num-prefix="Таблиця 3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number text:level="1" text:style-name="Numbering_20_Symbols" loext:num-list-format="Рисунок 2.%1%" style:num-prefix="Рисунок 2." style:num-format="1">
        <style:list-level-properties text:list-level-position-and-space-mode="label-alignment" fo:text-align="center">
          <style:list-level-label-alignment text:label-followed-by="space" fo:text-indent="-0.4cm" fo:margin-left="0.4cm"/>
        </style:list-level-properties>
      </text:list-level-style-number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>
      <text:list-level-style-number text:level="1" text:style-name="Numbering_20_Symbols" loext:num-list-format="Таблиця 2.%1%" style:num-prefix="Таблиця 2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number text:level="1" text:style-name="Numbering_20_Symbols" loext:num-list-format="Рисунок 2.%1%" style:num-prefix="Рисунок 2." style:num-format="1">
        <style:list-level-properties text:list-level-position-and-space-mode="label-alignment" fo:text-align="end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4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6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8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21T22:57:37.890938016</dc:date>
    <meta:editing-duration>P1DT1H3M45S</meta:editing-duration>
    <meta:editing-cycles>352</meta:editing-cycles>
    <meta:document-statistic meta:table-count="11" meta:image-count="0" meta:object-count="0" meta:page-count="8" meta:paragraph-count="245" meta:word-count="1214" meta:character-count="8924" meta:non-whitespace-character-count="7966"/>
  </office:meta>
</office:document-meta>
</file>